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TypeImpl.getPublic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TypeImpl.getNodeNumb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TypeImpl.getEnti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TypeImpl.isEqualNode( Node arg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58">
            <text:p text:style-name="Table_20_Contents">58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DocumentTypeImpl.getUserData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TypeImpl.getSystem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TypeImpl.getUserDataRec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TypeImpl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TypeImpl.setInternalSubset( String internalSub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TypeImpl.DocumentTypeImpl( CoreDocumentImpl ownerDocument , String qualified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TypeImpl.getTex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TypeImpl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TypeImpl.get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TypeImpl.getInternalSub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TypeImpl.get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TypeImpl.setTextContent( String text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cumentTypeImpl.getNod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TypeImpl.setUserData( String key , Object data , UserData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ocumentTypeImpl.setReadOnly( boolean readOnly , boolean de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TypeImpl.DocumentTypeImpl( CoreDocumentImpl ownerDocum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TypeImpl.setOwnerDocument( CoreDocumentImpl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TypeImpl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